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LogicHotDeploymentTool.validateAttributes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WebLogicHotDeploymentTool.getArgument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ebLogicHotDeploymentTool.buildArgsPrefix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WebLogicHotDeploymentTool.buildUndeploy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LogicHotDeploymentTool.setDebug( boolean debu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LogicHotDeploymentTool.buildDeployAr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LogicHotDeploymentTool.isActionVali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LogicHotDeploymentTool.setApplication( String appli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LogicHotDeploymentTool.depl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bLogicHotDeploymentTool.setComponent( String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LogicHotDeploymentTool.buildList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